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Symbol1" svg:font-family="Symbol"/>
    <style:font-face style:name="Tahoma2" svg:font-family="Tahoma" style:font-family-generic="modern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Ubuntu2" svg:font-family="Ubuntu" style:font-pitch="variable"/>
    <style:font-face style:name="Noto Sans CJK SC Regular1" svg:font-family="'Noto Sans CJK SC Regular'" style:font-family-generic="modern" style:font-pitch="variable"/>
    <style:font-face style:name="Tahoma1" svg:font-family="Tahoma" style:font-family-generic="modern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0.6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503cm"/>
      <style:paragraph-properties style:writing-mode="lr-tb"/>
    </style:style>
    <style:style style:name="pr8" style:family="presentation" style:parent-style-name="Default-title">
      <style:graphic-properties fo:min-height="2.065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5.35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.203cm" fo:margin-top="0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5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9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4" style:family="paragraph">
      <style:paragraph-properties style:writing-mode="lr-tb"/>
      <style:text-properties style:use-window-font-color="true"/>
    </style:style>
    <style:style style:name="T1" style:family="text">
      <style:text-properties fo:color="#c8102e" style:font-name="Ubuntu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2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2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21409a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0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9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4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4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2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53" style:family="text">
      <style:text-properties style:text-position="-33% 58%"/>
    </style:style>
    <style:style style:name="T54" style:family="text">
      <style:text-properties fo:font-variant="normal" fo:text-transform="none" fo:color="#21409a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8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9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0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1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5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6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7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8" style:family="text">
      <style:text-properties fo:font-variant="normal" fo:text-transform="none" fo:color="#0066b3" style:text-line-through-style="none" style:text-line-through-type="none" style:text-position="0% 100%" style:font-name="Symbol1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9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70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3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4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7" style:family="text">
      <style:text-properties fo:font-variant="normal" fo:text-transform="none" style:use-window-font-color="true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ocality-Sensitive Hashing</text:span></text:p>
            <text:p text:style-name="P1"><text:span text:style-name="T1">(LSH)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4">nd</text:span> edition (2014) by Leskovec et al. (Chapter 3) [<text:a xlink:href="http://www.mmds.org/mmds/v2.1/ch03-lsh.pptx" xlink:type="simple">slides ch3</text:a>]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inal step: <text:span text:style-name="T6">locality-sensitive hashing</text:span></text:p>
          </draw:text-box>
        </draw:frame>
        <draw:custom-shape draw:name="AutoShape 3" draw:style-name="gr5" draw:text-style-name="P11" draw:layer="layout" svg:width="3.809cm" svg:height="2.751cm" draw:transform="rotate (1.5692255304681) translate (5.019cm 8.37cm)">
          <text:p text:style-name="P10"><text:span text:style-name="T7">Shi</text:span><text:span text:style-name="T7">ngli</text:span><text:span text:style-name="T7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3" draw:layer="layout" svg:width="3.568cm" svg:height="1.013cm" svg:x="0.322cm" svg:y="5.845cm">
          <text:p text:style-name="P12"><text:span text:style-name="T7">Do</text:span><text:span text:style-name="T7">cu</text:span><text:span text:style-name="T7">me</text:span><text:span text:style-name="T7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4" draw:layer="layout" svg:x1="3.751cm" svg:y1="6.466cm" svg:x2="5.021cm" svg:y2="6.467cm">
          <text:p/>
        </draw:line>
        <draw:g draw:name="Group 19">
          <draw:line draw:name="Line 8" draw:style-name="gr7" draw:text-style-name="P14" draw:layer="layout" svg:x1="7.773cm" svg:y1="6.466cm" svg:x2="10.948cm" svg:y2="6.467cm">
            <text:p/>
          </draw:line>
          <draw:custom-shape draw:name="Text Box 9" draw:style-name="gr8" draw:text-style-name="P13" draw:layer="layout" svg:width="5.367cm" svg:height="4.061cm" svg:x="6.761cm" svg:y="8.76cm">
            <text:p text:style-name="P12"><text:span text:style-name="T7">Set</text:span><text:span text:style-name="T7">s of</text:span><text:span text:style-name="T7"><text:line-break/></text:span><text:span text:style-name="T8">k</text:span><text:span text:style-name="T9"> </text:span><text:span text:style-name="T9">lett</text:span><text:span text:style-name="T9">ers </text:span><text:span text:style-name="T9">or </text:span><text:span text:style-name="T9">wor</text:span><text:span text:style-name="T9">ds</text:span></text:p>
            <text:p text:style-name="P12"><text:span text:style-name="T7">that </text:span><text:span text:style-name="T7">app</text:span><text:span text:style-name="T7">ear</text:span><text:span text:style-name="T7"><text:line-break/></text:span><text:span text:style-name="T7">con</text:span><text:span text:style-name="T7">sec</text:span><text:span text:style-name="T7">utiv</text:span><text:span text:style-name="T7">ely</text:span><text:span text:style-name="T7"><text:line-break/></text:span><text:span text:style-name="T7">in </text:span><text:span text:style-name="T7">the </text:span><text:span text:style-name="T7">doc</text:span><text:span text:style-name="T7">um</text:span><text:span text:style-name="T7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4" draw:layer="layout" svg:x1="9.255cm" svg:y1="8.551cm" svg:x2="9.256cm" svg:y2="6.466cm">
            <text:p/>
          </draw:line>
        </draw:g>
        <draw:g draw:name="Group 20">
          <draw:custom-shape draw:name="AutoShape 4" draw:style-name="gr9" draw:text-style-name="P15" draw:layer="layout" svg:width="3.809cm" svg:height="2.751cm" draw:transform="rotate (1.5692255304681) translate (10.945cm 8.37cm)">
            <text:p text:style-name="P10"><text:span text:style-name="T7">Min </text:span><text:span text:style-name="T7"><text:line-break/></text:span><text:span text:style-name="T7">Ha</text:span><text:span text:style-name="T7">shi</text:span><text:span text:style-name="T7">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4" draw:layer="layout" svg:x1="13.7cm" svg:y1="6.466cm" svg:x2="16.875cm" svg:y2="6.467cm">
            <text:p/>
          </draw:line>
          <draw:custom-shape draw:name="Text Box 14" draw:style-name="gr10" draw:text-style-name="P13" draw:layer="layout" svg:width="4.237cm" svg:height="5.585cm" svg:x="13.294cm" svg:y="8.795cm">
            <text:p text:style-name="P12"><text:span text:style-name="T10">Sig</text:span><text:span text:style-name="T10">nat</text:span><text:span text:style-name="T10">ure</text:span><text:span text:style-name="T10">s</text:span><text:span text:style-name="T7">:</text:span></text:p>
            <text:p text:style-name="P12"><text:span text:style-name="T7">sho</text:span><text:span text:style-name="T7">rt </text:span><text:span text:style-name="T7">inte</text:span><text:span text:style-name="T7">ger</text:span></text:p>
            <text:p text:style-name="P12"><text:span text:style-name="T7">vec</text:span><text:span text:style-name="T7">tors </text:span><text:span text:style-name="T7">that</text:span></text:p>
            <text:p text:style-name="P12"><text:span text:style-name="T7">rep</text:span><text:span text:style-name="T7">res</text:span><text:span text:style-name="T7">ent </text:span><text:span text:style-name="T7">the</text:span></text:p>
            <text:p text:style-name="P12"><text:span text:style-name="T7">set</text:span><text:span text:style-name="T7">s, </text:span><text:span text:style-name="T7">and</text:span></text:p>
            <text:p text:style-name="P12"><text:span text:style-name="T7">refl</text:span><text:span text:style-name="T7">ect </text:span><text:span text:style-name="T7">thei</text:span><text:span text:style-name="T7">r</text:span></text:p>
            <text:p text:style-name="P12"><text:span text:style-name="T7">sim</text:span><text:span text:style-name="T7">ilari</text:span><text:span text:style-name="T7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6" draw:layer="layout" svg:width="3.597cm" svg:height="3.386cm" svg:x="16.875cm" svg:y="4.773cm">
            <text:p text:style-name="P10"><text:span text:style-name="T7">Loc</text:span><text:span text:style-name="T7">alit</text:span><text:span text:style-name="T7">y-</text:span></text:p>
            <text:p text:style-name="P10"><text:span text:style-name="T7">Se</text:span><text:span text:style-name="T7">nsit</text:span><text:span text:style-name="T7">ive</text:span></text:p>
            <text:p text:style-name="P10"><text:span text:style-name="T7">Ha</text:span><text:span text:style-name="T7">shi</text:span><text:span text:style-name="T7">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4" draw:layer="layout" svg:x1="20.473cm" svg:y1="6.466cm" svg:x2="21.743cm" svg:y2="6.467cm">
            <text:p/>
          </draw:line>
          <draw:custom-shape draw:name="Text Box 18" draw:style-name="gr12" draw:text-style-name="P13" draw:layer="layout" svg:width="4.131cm" svg:height="5.585cm" svg:x="22.158cm" svg:y="4.015cm">
            <text:p text:style-name="P12"><text:span text:style-name="T10">Candidate</text:span></text:p>
            <text:p text:style-name="P12"><text:span text:style-name="T10">pairs</text:span><text:span text:style-name="T11">:</text:span></text:p>
            <text:p text:style-name="P12"><text:span text:style-name="T7">those pairs</text:span></text:p>
            <text:p text:style-name="P12"><text:span text:style-name="T7">of signatures</text:span></text:p>
            <text:p text:style-name="P12"><text:span text:style-name="T7">that we need</text:span></text:p>
            <text:p text:style-name="P12"><text:span text:style-name="T7">to test for</text:span></text:p>
            <text:p text:style-name="P12"><text:span text:style-name="T7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7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text-style-name="P8" draw:layer="layout" svg:width="25.199cm" svg:height="12.096cm" svg:x="1.4cm" svg:y="3.385cm" presentation:class="outline" presentation:user-transformed="true">
          <draw:text-box>
            <text:list text:style-name="L2">
              <text:list-item>
                <text:p text:style-name="P18"><text:span text:style-name="T12">Goal: </text:span><text:span text:style-name="T13">Find documents with Jaccard similarity at least </text:span><text:span text:style-name="T14">s</text:span><text:span text:style-name="T15"><text:line-break/></text:span><text:span text:style-name="T16">(for some similarity threshold, e.g.,</text:span><text:span text:style-name="T17"> </text:span><text:span text:style-name="T18">s</text:span><text:span text:style-name="T16">=0.8)</text:span></text:p>
                <text:p text:style-name="P19"><text:span text:style-name="T19"/></text:p>
              </text:list-item>
              <text:list-item>
                <text:p text:style-name="P18"><text:span text:style-name="T12">LSH –</text:span><text:span text:style-name="T20"> General idea:</text:span><text:span text:style-name="T21"> Use a function </text:span><text:span text:style-name="T22">f(x,y)</text:span><text:span text:style-name="T21"> that tells whether </text:span><text:span text:style-name="T22">(x</text:span><text:span text:style-name="T21">,</text:span><text:span text:style-name="T22">y)</text:span><text:span text:style-name="T21"> is a “</text:span><text:span text:style-name="T22">candidate pair</text:span><text:span text:style-name="T23">”, with</text:span><text:span text:style-name="T16"> similarity </text:span><text:span text:style-name="T12">likely to be </text:span><text:span text:style-name="T18">≥ s</text:span></text:p>
                <text:p text:style-name="P19"><text:span text:style-name="T24"/></text:p>
              </text:list-item>
              <text:list-item>
                <text:p text:style-name="P18"><text:span text:style-name="T21">We will compute an auxiliary structure</text:span><text:span text:style-name="T21"><text:line-break/></text:span><text:span text:style-name="T21">over </text:span><text:span text:style-name="T22">M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25">Hash each column of the signature matrix </text:span><text:span text:style-name="T26">M</text:span><text:span text:style-name="T26"><text:line-break/></text:span><text:span text:style-name="T25">to a bucket</text:span></text:p>
                  </text:list-item>
                  <text:list-item>
                    <text:p><text:span text:style-name="T25">A pair of columns that hashes to the same</text:span><text:span text:style-name="T25"><text:line-break/></text:span><text:span text:style-name="T25">bucket is a </text:span><text:span text:style-name="T27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22" draw:layer="layout" svg:width="1.587cm" svg:height="1.198cm" svg:x="25.417cm" svg:y="13.724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22" draw:layer="layout" svg:width="1.587cm" svg:height="1.198cm" svg:x="23.829cm" svg:y="13.724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22" draw:layer="layout" svg:width="1.587cm" svg:height="1.198cm" svg:x="22.242cm" svg:y="13.724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22" draw:layer="layout" svg:width="1.587cm" svg:height="1.198cm" svg:x="20.654cm" svg:y="13.724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4" draw:layer="layout" svg:x1="20.654cm" svg:y1="13.724cm" svg:x2="27.004cm" svg:y2="13.725cm">
            <text:p/>
          </draw:line>
          <draw:line draw:name="Line 74" draw:style-name="gr18" draw:text-style-name="P14" draw:layer="layout" svg:x1="20.654cm" svg:y1="14.923cm" svg:x2="27.004cm" svg:y2="14.924cm">
            <text:p/>
          </draw:line>
          <draw:line draw:name="Line 75" draw:style-name="gr18" draw:text-style-name="P14" draw:layer="layout" svg:x1="20.654cm" svg:y1="13.724cm" svg:x2="20.655cm" svg:y2="14.923cm">
            <text:p/>
          </draw:line>
          <draw:line draw:name="Line 76" draw:style-name="gr19" draw:text-style-name="P14" draw:layer="layout" svg:x1="22.241cm" svg:y1="13.724cm" svg:x2="22.242cm" svg:y2="14.923cm">
            <text:p/>
          </draw:line>
          <draw:line draw:name="Line 77" draw:style-name="gr19" draw:text-style-name="P14" draw:layer="layout" svg:x1="23.829cm" svg:y1="13.724cm" svg:x2="23.83cm" svg:y2="14.923cm">
            <text:p/>
          </draw:line>
          <draw:line draw:name="Line 78" draw:style-name="gr19" draw:text-style-name="P14" draw:layer="layout" svg:x1="25.416cm" svg:y1="13.724cm" svg:x2="25.417cm" svg:y2="14.923cm">
            <text:p/>
          </draw:line>
          <draw:line draw:name="Line 79" draw:style-name="gr18" draw:text-style-name="P14" draw:layer="layout" svg:x1="27.004cm" svg:y1="13.724cm" svg:x2="27.005cm" svg:y2="14.923cm">
            <text:p/>
          </draw:line>
          <draw:custom-shape draw:name="Rectangle 100" draw:style-name="gr20" draw:text-style-name="P23" draw:layer="layout" svg:width="1.603cm" svg:height="1.289cm" svg:x="25.4cm" svg:y="11.103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3" draw:layer="layout" svg:width="1.603cm" svg:height="1.289cm" svg:x="23.796cm" svg:y="11.103cm">
            <text:p text:style-name="P21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3" draw:layer="layout" svg:width="1.603cm" svg:height="1.289cm" svg:x="22.193cm" svg:y="11.103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3" draw:layer="layout" svg:width="1.537cm" svg:height="1.289cm" svg:x="20.654cm" svg:y="11.103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4" draw:layer="layout" svg:x1="20.588cm" svg:y1="11.103cm" svg:x2="27.004cm" svg:y2="11.104cm">
            <text:p/>
          </draw:line>
          <draw:line draw:name="Line 105" draw:style-name="gr18" draw:text-style-name="P14" draw:layer="layout" svg:x1="20.588cm" svg:y1="12.393cm" svg:x2="27.004cm" svg:y2="12.394cm">
            <text:p/>
          </draw:line>
          <draw:line draw:name="Line 106" draw:style-name="gr18" draw:text-style-name="P14" draw:layer="layout" svg:x1="20.588cm" svg:y1="11.103cm" svg:x2="20.589cm" svg:y2="12.393cm">
            <text:p/>
          </draw:line>
          <draw:line draw:name="Line 107" draw:style-name="gr19" draw:text-style-name="P14" draw:layer="layout" svg:x1="22.192cm" svg:y1="11.103cm" svg:x2="22.193cm" svg:y2="12.393cm">
            <text:p/>
          </draw:line>
          <draw:line draw:name="Line 108" draw:style-name="gr19" draw:text-style-name="P14" draw:layer="layout" svg:x1="23.796cm" svg:y1="11.103cm" svg:x2="23.797cm" svg:y2="12.393cm">
            <text:p/>
          </draw:line>
          <draw:line draw:name="Line 109" draw:style-name="gr19" draw:text-style-name="P14" draw:layer="layout" svg:x1="25.4cm" svg:y1="11.103cm" svg:x2="25.401cm" svg:y2="12.393cm">
            <text:p/>
          </draw:line>
          <draw:line draw:name="Line 110" draw:style-name="gr18" draw:text-style-name="P14" draw:layer="layout" svg:x1="27.004cm" svg:y1="11.103cm" svg:x2="27.005cm" svg:y2="12.393cm">
            <text:p/>
          </draw:line>
          <draw:custom-shape draw:name="Rectangle 131" draw:style-name="gr24" draw:text-style-name="P24" draw:layer="layout" svg:width="1.587cm" svg:height="1.289cm" svg:x="25.417cm" svg:y="12.449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4" draw:layer="layout" svg:width="1.587cm" svg:height="1.289cm" svg:x="23.829cm" svg:y="12.449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4" draw:layer="layout" svg:width="1.587cm" svg:height="1.289cm" svg:x="22.242cm" svg:y="12.449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4" draw:layer="layout" svg:width="1.587cm" svg:height="1.289cm" svg:x="20.654cm" svg:y="12.449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4" draw:layer="layout" svg:x1="20.654cm" svg:y1="12.449cm" svg:x2="27.004cm" svg:y2="12.45cm">
            <text:p/>
          </draw:line>
          <draw:line draw:name="Line 136" draw:style-name="gr18" draw:text-style-name="P14" draw:layer="layout" svg:x1="20.654cm" svg:y1="13.739cm" svg:x2="27.004cm" svg:y2="13.74cm">
            <text:p/>
          </draw:line>
          <draw:line draw:name="Line 137" draw:style-name="gr18" draw:text-style-name="P14" draw:layer="layout" svg:x1="20.654cm" svg:y1="12.449cm" svg:x2="20.655cm" svg:y2="13.739cm">
            <text:p/>
          </draw:line>
          <draw:line draw:name="Line 138" draw:style-name="gr19" draw:text-style-name="P14" draw:layer="layout" svg:x1="22.241cm" svg:y1="12.449cm" svg:x2="22.242cm" svg:y2="13.739cm">
            <text:p/>
          </draw:line>
          <draw:line draw:name="Line 139" draw:style-name="gr19" draw:text-style-name="P14" draw:layer="layout" svg:x1="23.829cm" svg:y1="12.449cm" svg:x2="23.83cm" svg:y2="13.739cm">
            <text:p/>
          </draw:line>
          <draw:line draw:name="Line 140" draw:style-name="gr19" draw:text-style-name="P14" draw:layer="layout" svg:x1="25.416cm" svg:y1="12.449cm" svg:x2="25.417cm" svg:y2="13.739cm">
            <text:p/>
          </draw:line>
          <draw:line draw:name="Line 141" draw:style-name="gr18" draw:text-style-name="P14" draw:layer="layout" svg:x1="27.004cm" svg:y1="12.449cm" svg:x2="27.005cm" svg:y2="13.739cm">
            <text:p/>
          </draw:line>
        </draw:g>
        <draw:frame draw:style-name="gr28" draw:text-style-name="P25" draw:layer="layout" svg:width="5.773cm" svg:height="0.887cm" svg:x="20.552cm" svg:y="9.527cm">
          <draw:text-box>
            <text:p><text:span text:style-name="T29">Signature matrix </text:span><text:span text:style-name="T30">M</text:span></text:p>
          </draw:text-box>
        </draw:frame>
        <draw:frame draw:style-name="gr29" draw:text-style-name="P26" draw:layer="layout" svg:width="6.375cm" svg:height="0.839cm" svg:x="20.439cm" svg:y="10.335cm">
          <draw:text-box>
            <text:p><text:span text:style-name="T31"><text:s/></text:span><text:span text:style-name="T31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text-style-name="P8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8"><text:span text:style-name="T32">Pick a similarity threshold </text:span><text:span text:style-name="T33">s</text:span><text:span text:style-name="T32"> (0 &lt; s &lt; 1)</text:span></text:p>
                <text:p text:style-name="P18"><text:span text:style-name="T34"/></text:p>
              </text:list-item>
              <text:list-item>
                <text:p text:style-name="P18"><text:span text:style-name="T34">Columns </text:span><text:span text:style-name="T35">x</text:span><text:span text:style-name="T36"> </text:span><text:span text:style-name="T34">and </text:span><text:span text:style-name="T35">y</text:span><text:span text:style-name="T34"> of </text:span><text:span text:style-name="T35">M</text:span><text:span text:style-name="T34"> are a </text:span><text:span text:style-name="T37">candidate pair</text:span><text:span text:style-name="T34"> if their signatures agree (</text:span><text:span text:style-name="T18">M</text:span><text:span text:style-name="T12"> (</text:span><text:span text:style-name="T18">i, x</text:span><text:span text:style-name="T12">) = </text:span><text:span text:style-name="T18">M</text:span><text:span text:style-name="T12"> (</text:span><text:span text:style-name="T18">i, y</text:span><text:span text:style-name="T12">)</text:span><text:span text:style-name="T16">) on</text:span><text:span text:style-name="T16"><text:line-break/></text:span><text:span text:style-name="T16">at least fraction </text:span><text:span text:style-name="T18">s</text:span><text:span text:style-name="T16"> of their rows</text:span></text:p>
                <text:p text:style-name="P27"><text:span text:style-name="T38"/></text:p>
              </text:list-item>
              <text:list-item>
                <text:p text:style-name="P27"><text:span text:style-name="T16">Remember we showed that documents</text:span><text:span text:style-name="T16"><text:line-break/></text:span><text:span text:style-name="T18">x</text:span><text:span text:style-name="T16"> and </text:span><text:span text:style-name="T18">y</text:span><text:span text:style-name="T16"> will have the same (Jaccard)</text:span><text:span text:style-name="T16"><text:line-break/></text:span><text:span text:style-name="T16">similarity 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22" draw:layer="layout" svg:width="1.587cm" svg:height="1.198cm" svg:x="25.417cm" svg:y="13.724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22" draw:layer="layout" svg:width="1.587cm" svg:height="1.198cm" svg:x="23.829cm" svg:y="13.724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22" draw:layer="layout" svg:width="1.587cm" svg:height="1.198cm" svg:x="22.242cm" svg:y="13.724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22" draw:layer="layout" svg:width="1.587cm" svg:height="1.198cm" svg:x="20.654cm" svg:y="13.724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4" draw:layer="layout" svg:x1="20.654cm" svg:y1="13.724cm" svg:x2="27.004cm" svg:y2="13.725cm">
            <text:p/>
          </draw:line>
          <draw:line draw:name="Line 74" draw:style-name="gr18" draw:text-style-name="P14" draw:layer="layout" svg:x1="20.654cm" svg:y1="14.923cm" svg:x2="27.004cm" svg:y2="14.924cm">
            <text:p/>
          </draw:line>
          <draw:line draw:name="Line 75" draw:style-name="gr18" draw:text-style-name="P14" draw:layer="layout" svg:x1="20.654cm" svg:y1="13.724cm" svg:x2="20.655cm" svg:y2="14.923cm">
            <text:p/>
          </draw:line>
          <draw:line draw:name="Line 76" draw:style-name="gr19" draw:text-style-name="P14" draw:layer="layout" svg:x1="22.241cm" svg:y1="13.724cm" svg:x2="22.242cm" svg:y2="14.923cm">
            <text:p/>
          </draw:line>
          <draw:line draw:name="Line 77" draw:style-name="gr19" draw:text-style-name="P14" draw:layer="layout" svg:x1="23.829cm" svg:y1="13.724cm" svg:x2="23.83cm" svg:y2="14.923cm">
            <text:p/>
          </draw:line>
          <draw:line draw:name="Line 78" draw:style-name="gr19" draw:text-style-name="P14" draw:layer="layout" svg:x1="25.416cm" svg:y1="13.724cm" svg:x2="25.417cm" svg:y2="14.923cm">
            <text:p/>
          </draw:line>
          <draw:line draw:name="Line 79" draw:style-name="gr18" draw:text-style-name="P14" draw:layer="layout" svg:x1="27.004cm" svg:y1="13.724cm" svg:x2="27.005cm" svg:y2="14.923cm">
            <text:p/>
          </draw:line>
          <draw:custom-shape draw:name="Rectangle 100" draw:style-name="gr34" draw:text-style-name="P23" draw:layer="layout" svg:width="1.603cm" svg:height="1.289cm" svg:x="25.4cm" svg:y="11.103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3" draw:layer="layout" svg:width="1.603cm" svg:height="1.289cm" svg:x="23.796cm" svg:y="11.103cm">
            <text:p text:style-name="P21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3" draw:layer="layout" svg:width="1.603cm" svg:height="1.289cm" svg:x="22.193cm" svg:y="11.103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3" draw:layer="layout" svg:width="1.537cm" svg:height="1.289cm" svg:x="20.654cm" svg:y="11.103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4" draw:layer="layout" svg:x1="20.588cm" svg:y1="11.103cm" svg:x2="27.004cm" svg:y2="11.104cm">
            <text:p/>
          </draw:line>
          <draw:line draw:name="Line 105" draw:style-name="gr18" draw:text-style-name="P14" draw:layer="layout" svg:x1="20.588cm" svg:y1="12.393cm" svg:x2="27.004cm" svg:y2="12.394cm">
            <text:p/>
          </draw:line>
          <draw:line draw:name="Line 106" draw:style-name="gr18" draw:text-style-name="P14" draw:layer="layout" svg:x1="20.588cm" svg:y1="11.103cm" svg:x2="20.589cm" svg:y2="12.393cm">
            <text:p/>
          </draw:line>
          <draw:line draw:name="Line 107" draw:style-name="gr19" draw:text-style-name="P14" draw:layer="layout" svg:x1="22.192cm" svg:y1="11.103cm" svg:x2="22.193cm" svg:y2="12.393cm">
            <text:p/>
          </draw:line>
          <draw:line draw:name="Line 108" draw:style-name="gr19" draw:text-style-name="P14" draw:layer="layout" svg:x1="23.796cm" svg:y1="11.103cm" svg:x2="23.797cm" svg:y2="12.393cm">
            <text:p/>
          </draw:line>
          <draw:line draw:name="Line 109" draw:style-name="gr19" draw:text-style-name="P14" draw:layer="layout" svg:x1="25.4cm" svg:y1="11.103cm" svg:x2="25.401cm" svg:y2="12.393cm">
            <text:p/>
          </draw:line>
          <draw:line draw:name="Line 110" draw:style-name="gr18" draw:text-style-name="P14" draw:layer="layout" svg:x1="27.004cm" svg:y1="11.103cm" svg:x2="27.005cm" svg:y2="12.393cm">
            <text:p/>
          </draw:line>
          <draw:custom-shape draw:name="Rectangle 131" draw:style-name="gr38" draw:text-style-name="P24" draw:layer="layout" svg:width="1.587cm" svg:height="1.289cm" svg:x="25.417cm" svg:y="12.449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4" draw:layer="layout" svg:width="1.587cm" svg:height="1.289cm" svg:x="23.829cm" svg:y="12.449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4" draw:layer="layout" svg:width="1.587cm" svg:height="1.289cm" svg:x="22.242cm" svg:y="12.449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4" draw:layer="layout" svg:width="1.587cm" svg:height="1.289cm" svg:x="20.654cm" svg:y="12.449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4" draw:layer="layout" svg:x1="20.654cm" svg:y1="12.449cm" svg:x2="27.004cm" svg:y2="12.45cm">
            <text:p/>
          </draw:line>
          <draw:line draw:name="Line 136" draw:style-name="gr18" draw:text-style-name="P14" draw:layer="layout" svg:x1="20.654cm" svg:y1="13.739cm" svg:x2="27.004cm" svg:y2="13.74cm">
            <text:p/>
          </draw:line>
          <draw:line draw:name="Line 137" draw:style-name="gr18" draw:text-style-name="P14" draw:layer="layout" svg:x1="20.654cm" svg:y1="12.449cm" svg:x2="20.655cm" svg:y2="13.739cm">
            <text:p/>
          </draw:line>
          <draw:line draw:name="Line 138" draw:style-name="gr19" draw:text-style-name="P14" draw:layer="layout" svg:x1="22.241cm" svg:y1="12.449cm" svg:x2="22.242cm" svg:y2="13.739cm">
            <text:p/>
          </draw:line>
          <draw:line draw:name="Line 139" draw:style-name="gr19" draw:text-style-name="P14" draw:layer="layout" svg:x1="23.829cm" svg:y1="12.449cm" svg:x2="23.83cm" svg:y2="13.739cm">
            <text:p/>
          </draw:line>
          <draw:line draw:name="Line 140" draw:style-name="gr19" draw:text-style-name="P14" draw:layer="layout" svg:x1="25.416cm" svg:y1="12.449cm" svg:x2="25.417cm" svg:y2="13.739cm">
            <text:p/>
          </draw:line>
          <draw:line draw:name="Line 141" draw:style-name="gr18" draw:text-style-name="P14" draw:layer="layout" svg:x1="27.004cm" svg:y1="12.449cm" svg:x2="27.005cm" svg:y2="13.739cm">
            <text:p/>
          </draw:line>
        </draw:g>
        <draw:frame draw:style-name="gr28" draw:text-style-name="P25" draw:layer="layout" svg:width="5.773cm" svg:height="0.887cm" svg:x="20.552cm" svg:y="9.527cm">
          <draw:text-box>
            <text:p><text:span text:style-name="T29">Signature matrix </text:span><text:span text:style-name="T30">M</text:span></text:p>
          </draw:text-box>
        </draw:frame>
        <draw:frame draw:style-name="gr29" draw:text-style-name="P26" draw:layer="layout" svg:width="6.375cm" svg:height="0.839cm" svg:x="20.439cm" svg:y="10.335cm">
          <draw:text-box>
            <text:p><text:span text:style-name="T31"><text:s/></text:span><text:span text:style-name="T31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 text:style-name="P18"><text:span text:style-name="T39">Hash columns of signature matrix </text:span><text:span text:style-name="T40">M</text:span></text:p>
              </text:list-item>
              <text:list-item>
                <text:p text:style-name="P19"><text:span text:style-name="T16">Make sure that (only) </text:span><text:span text:style-name="T12">similar columns</text:span><text:span text:style-name="T16"> are likely to </text:span><text:span text:style-name="T12">hash to the same bucket</text:span><text:span text:style-name="T16">, with high probability</text:span></text:p>
              </text:list-item>
              <text:list-item>
                <text:p text:style-name="P19"><text:span text:style-name="T41">Candidate pairs are those</text:span><text:span text:style-name="T41"><text:line-break/></text:span><text:span text:style-name="T41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22" draw:layer="layout" svg:width="1.587cm" svg:height="1.198cm" svg:x="25.417cm" svg:y="13.725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22" draw:layer="layout" svg:width="1.587cm" svg:height="1.198cm" svg:x="23.829cm" svg:y="13.725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22" draw:layer="layout" svg:width="1.587cm" svg:height="1.198cm" svg:x="22.242cm" svg:y="13.725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22" draw:layer="layout" svg:width="1.587cm" svg:height="1.198cm" svg:x="20.654cm" svg:y="13.725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4" draw:layer="layout" svg:x1="20.654cm" svg:y1="13.725cm" svg:x2="27.004cm" svg:y2="13.726cm">
            <text:p/>
          </draw:line>
          <draw:line draw:name="Line 74" draw:style-name="gr18" draw:text-style-name="P14" draw:layer="layout" svg:x1="20.654cm" svg:y1="14.924cm" svg:x2="27.004cm" svg:y2="14.925cm">
            <text:p/>
          </draw:line>
          <draw:line draw:name="Line 75" draw:style-name="gr18" draw:text-style-name="P14" draw:layer="layout" svg:x1="20.654cm" svg:y1="13.725cm" svg:x2="20.655cm" svg:y2="14.924cm">
            <text:p/>
          </draw:line>
          <draw:line draw:name="Line 76" draw:style-name="gr19" draw:text-style-name="P14" draw:layer="layout" svg:x1="22.241cm" svg:y1="13.725cm" svg:x2="22.242cm" svg:y2="14.924cm">
            <text:p/>
          </draw:line>
          <draw:line draw:name="Line 77" draw:style-name="gr19" draw:text-style-name="P14" draw:layer="layout" svg:x1="23.829cm" svg:y1="13.725cm" svg:x2="23.83cm" svg:y2="14.924cm">
            <text:p/>
          </draw:line>
          <draw:line draw:name="Line 78" draw:style-name="gr19" draw:text-style-name="P14" draw:layer="layout" svg:x1="25.416cm" svg:y1="13.725cm" svg:x2="25.417cm" svg:y2="14.924cm">
            <text:p/>
          </draw:line>
          <draw:line draw:name="Line 79" draw:style-name="gr18" draw:text-style-name="P14" draw:layer="layout" svg:x1="27.004cm" svg:y1="13.725cm" svg:x2="27.005cm" svg:y2="14.924cm">
            <text:p/>
          </draw:line>
          <draw:custom-shape draw:name="Rectangle 100" draw:style-name="gr46" draw:text-style-name="P23" draw:layer="layout" svg:width="1.603cm" svg:height="1.289cm" svg:x="25.4cm" svg:y="11.104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3" draw:layer="layout" svg:width="1.603cm" svg:height="1.289cm" svg:x="23.796cm" svg:y="11.104cm">
            <text:p text:style-name="P21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3" draw:layer="layout" svg:width="1.603cm" svg:height="1.289cm" svg:x="22.193cm" svg:y="11.104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3" draw:layer="layout" svg:width="1.537cm" svg:height="1.289cm" svg:x="20.654cm" svg:y="11.104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4" draw:layer="layout" svg:x1="20.588cm" svg:y1="11.104cm" svg:x2="27.004cm" svg:y2="11.105cm">
            <text:p/>
          </draw:line>
          <draw:line draw:name="Line 105" draw:style-name="gr18" draw:text-style-name="P14" draw:layer="layout" svg:x1="20.588cm" svg:y1="12.394cm" svg:x2="27.004cm" svg:y2="12.395cm">
            <text:p/>
          </draw:line>
          <draw:line draw:name="Line 106" draw:style-name="gr18" draw:text-style-name="P14" draw:layer="layout" svg:x1="20.588cm" svg:y1="11.104cm" svg:x2="20.589cm" svg:y2="12.394cm">
            <text:p/>
          </draw:line>
          <draw:line draw:name="Line 107" draw:style-name="gr19" draw:text-style-name="P14" draw:layer="layout" svg:x1="22.192cm" svg:y1="11.104cm" svg:x2="22.193cm" svg:y2="12.394cm">
            <text:p/>
          </draw:line>
          <draw:line draw:name="Line 108" draw:style-name="gr19" draw:text-style-name="P14" draw:layer="layout" svg:x1="23.796cm" svg:y1="11.104cm" svg:x2="23.797cm" svg:y2="12.394cm">
            <text:p/>
          </draw:line>
          <draw:line draw:name="Line 109" draw:style-name="gr19" draw:text-style-name="P14" draw:layer="layout" svg:x1="25.4cm" svg:y1="11.104cm" svg:x2="25.401cm" svg:y2="12.394cm">
            <text:p/>
          </draw:line>
          <draw:line draw:name="Line 110" draw:style-name="gr18" draw:text-style-name="P14" draw:layer="layout" svg:x1="27.004cm" svg:y1="11.104cm" svg:x2="27.005cm" svg:y2="12.394cm">
            <text:p/>
          </draw:line>
          <draw:custom-shape draw:name="Rectangle 131" draw:style-name="gr50" draw:text-style-name="P24" draw:layer="layout" svg:width="1.587cm" svg:height="1.289cm" svg:x="25.417cm" svg:y="12.45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4" draw:layer="layout" svg:width="1.587cm" svg:height="1.289cm" svg:x="23.829cm" svg:y="12.45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4" draw:layer="layout" svg:width="1.587cm" svg:height="1.289cm" svg:x="22.242cm" svg:y="12.45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4" draw:layer="layout" svg:width="1.587cm" svg:height="1.289cm" svg:x="20.654cm" svg:y="12.45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4" draw:layer="layout" svg:x1="20.654cm" svg:y1="12.45cm" svg:x2="27.004cm" svg:y2="12.451cm">
            <text:p/>
          </draw:line>
          <draw:line draw:name="Line 136" draw:style-name="gr18" draw:text-style-name="P14" draw:layer="layout" svg:x1="20.654cm" svg:y1="13.74cm" svg:x2="27.004cm" svg:y2="13.741cm">
            <text:p/>
          </draw:line>
          <draw:line draw:name="Line 137" draw:style-name="gr18" draw:text-style-name="P14" draw:layer="layout" svg:x1="20.654cm" svg:y1="12.45cm" svg:x2="20.655cm" svg:y2="13.74cm">
            <text:p/>
          </draw:line>
          <draw:line draw:name="Line 138" draw:style-name="gr19" draw:text-style-name="P14" draw:layer="layout" svg:x1="22.241cm" svg:y1="12.45cm" svg:x2="22.242cm" svg:y2="13.74cm">
            <text:p/>
          </draw:line>
          <draw:line draw:name="Line 139" draw:style-name="gr19" draw:text-style-name="P14" draw:layer="layout" svg:x1="23.829cm" svg:y1="12.45cm" svg:x2="23.83cm" svg:y2="13.74cm">
            <text:p/>
          </draw:line>
          <draw:line draw:name="Line 140" draw:style-name="gr19" draw:text-style-name="P14" draw:layer="layout" svg:x1="25.416cm" svg:y1="12.45cm" svg:x2="25.417cm" svg:y2="13.74cm">
            <text:p/>
          </draw:line>
          <draw:line draw:name="Line 141" draw:style-name="gr18" draw:text-style-name="P14" draw:layer="layout" svg:x1="27.004cm" svg:y1="12.45cm" svg:x2="27.005cm" svg:y2="13.74cm">
            <text:p/>
          </draw:line>
        </draw:g>
        <draw:frame draw:style-name="gr28" draw:text-style-name="P25" draw:layer="layout" svg:width="5.773cm" svg:height="0.887cm" svg:x="20.552cm" svg:y="9.528cm">
          <draw:text-box>
            <text:p><text:span text:style-name="T29">Signature matrix </text:span><text:span text:style-name="T30">M</text:span></text:p>
          </draw:text-box>
        </draw:frame>
        <draw:frame draw:style-name="gr29" draw:text-style-name="P26" draw:layer="layout" svg:width="6.375cm" svg:height="0.839cm" svg:x="20.439cm" svg:y="10.336cm">
          <draw:text-box>
            <text:p><text:span text:style-name="T31"><text:s/></text:span><text:span text:style-name="T31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8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4" draw:layer="layout" svg:x1="8.496cm" svg:y1="5.014cm" svg:x2="20.561cm" svg:y2="5.015cm">
          <text:p/>
        </draw:line>
        <draw:line draw:name="Line 5" draw:style-name="gr55" draw:text-style-name="P14" draw:layer="layout" svg:x1="8.496cm" svg:y1="7.342cm" svg:x2="20.561cm" svg:y2="7.343cm">
          <text:p/>
        </draw:line>
        <draw:line draw:name="Line 6" draw:style-name="gr55" draw:text-style-name="P14" draw:layer="layout" svg:x1="8.496cm" svg:y1="9.67cm" svg:x2="20.561cm" svg:y2="9.671cm">
          <text:p/>
        </draw:line>
        <draw:line draw:name="Line 7" draw:style-name="gr55" draw:text-style-name="P14" draw:layer="layout" svg:x1="8.496cm" svg:y1="11.999cm" svg:x2="20.561cm" svg:y2="12cm">
          <text:p/>
        </draw:line>
        <draw:custom-shape draw:name="Text Box 8" draw:style-name="gr56" draw:text-style-name="P29" draw:layer="layout" svg:width="5.905cm" svg:height="1.013cm" svg:x="11.027cm" svg:y="14.543cm">
          <text:p text:style-name="P10"><text:span text:style-name="T29">Signature matrix <text:s/></text:span><text:span text:style-name="T30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9" draw:layer="layout" svg:width="2.916cm" svg:height="1.775cm" svg:x="22.098cm" svg:y="5.018cm">
          <text:p text:style-name="P10"><text:span text:style-name="T30">r </text:span><text:span text:style-name="T29"><text:s/>rows</text:span></text:p>
          <text:p text:style-name="P10"><text:span text:style-name="T29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4" draw:layer="layout" svg:x1="21.205cm" svg:y1="5.009cm" svg:x2="21.206cm" svg:y2="7.346cm">
          <text:p/>
        </draw:line>
        <draw:line draw:name="Line 11" draw:style-name="gr58" draw:text-style-name="P14" draw:layer="layout" svg:x1="7.015cm" svg:y1="2.685cm" svg:x2="7.016cm" svg:y2="14.327cm">
          <text:p/>
        </draw:line>
        <draw:custom-shape draw:name="Text Box 12" draw:style-name="gr59" draw:text-style-name="P29" draw:layer="layout" svg:width="2.747cm" svg:height="1.013cm" svg:x="3.414cm" svg:y="7.135cm">
          <text:p text:style-name="P10"><text:span text:style-name="T30">b</text:span><text:span text:style-name="T29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30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4" draw:layer="layout" svg:x1="21.62cm" svg:y1="12.21cm" svg:x2="14.423cm" svg:y2="6.495cm">
          <text:p/>
        </draw:line>
        <draw:custom-shape draw:name="Text Box 16" draw:style-name="gr61" draw:text-style-name="P13" draw:layer="layout" svg:width="3.09cm" svg:height="1.775cm" svg:x="22.008cm" svg:y="11.452cm">
          <text:p text:style-name="P12"><text:span text:style-name="T29"><text:s text:c="3"/></text:span><text:span text:style-name="T29">One</text:span></text:p>
          <text:p text:style-name="P12"><text:span text:style-name="T29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text-style-name="P8" draw:layer="layout" svg:width="25.199cm" svg:height="10.773cm" svg:x="1.4cm" svg:y="4.285cm" presentation:class="outline" presentation:user-transformed="true">
          <draw:text-box>
            <text:list text:style-name="L2">
              <text:list-item>
                <text:p text:style-name="P31"><text:span text:style-name="T16">Remember that M has one column per document and as many rows as the signature length</text:span></text:p>
              </text:list-item>
              <text:list-item>
                <text:p text:style-name="P18"><text:span text:style-name="T16">Partition matrix </text:span><text:span text:style-name="T18">M</text:span><text:span text:style-name="T16"> into </text:span><text:span text:style-name="T18">b</text:span><text:span text:style-name="T17"> </text:span><text:span text:style-name="T16">bands of </text:span><text:span text:style-name="T18">r</text:span><text:span text:style-name="T16"> rows</text:span></text:p>
              </text:list-item>
              <text:list-item>
                <text:p text:style-name="P18"><text:span text:style-name="T16">For each band, hash its portion of each column to a hash table with </text:span><text:span text:style-name="T18">k</text:span><text:span text:style-name="T16"> buckets</text:span></text:p>
                <text:list>
                  <text:list-item>
                    <text:p text:style-name="P20"><text:span text:style-name="T38">If </text:span><text:span text:style-name="T42">k</text:span><text:span text:style-name="T38"> is large we use more memory</text:span><text:span text:style-name="T38"><text:line-break/></text:span><text:span text:style-name="T38">but there are less spurious collisions</text:span></text:p>
                  </text:list-item>
                </text:list>
              </text:list-item>
              <text:list-item>
                <text:p text:style-name="P19"><text:span text:style-name="T43">Candidate</text:span><text:span text:style-name="T44"> </text:span><text:span text:style-name="T16">column pairs are those that</text:span><text:span text:style-name="T16"><text:line-break/></text:span><text:span text:style-name="T16">hash to the same bucket for </text:span><text:span text:style-name="T45">≥</text:span><text:span text:style-name="T12"> 1</text:span><text:span text:style-name="T16"> band</text:span></text:p>
              </text:list-item>
              <text:list-item>
                <text:p text:style-name="P19"><text:span text:style-name="T16">Tune</text:span><text:span text:style-name="T17"> </text:span><text:span text:style-name="T18">b</text:span><text:span text:style-name="T16"> and </text:span><text:span text:style-name="T18">r</text:span><text:span text:style-name="T16"> to catch many similar pairs, </text:span><text:span text:style-name="T16"><text:line-break/></text:span><text:span text:style-name="T16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22" draw:layer="layout" svg:width="1.587cm" svg:height="1.198cm" svg:x="25.417cm" svg:y="13.726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22" draw:layer="layout" svg:width="1.587cm" svg:height="1.198cm" svg:x="23.829cm" svg:y="13.726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22" draw:layer="layout" svg:width="1.587cm" svg:height="1.198cm" svg:x="22.242cm" svg:y="13.726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22" draw:layer="layout" svg:width="1.587cm" svg:height="1.198cm" svg:x="20.654cm" svg:y="13.726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4" draw:layer="layout" svg:x1="20.654cm" svg:y1="13.726cm" svg:x2="27.004cm" svg:y2="13.727cm">
            <text:p/>
          </draw:line>
          <draw:line draw:name="Line 74" draw:style-name="gr18" draw:text-style-name="P14" draw:layer="layout" svg:x1="20.654cm" svg:y1="14.925cm" svg:x2="27.004cm" svg:y2="14.926cm">
            <text:p/>
          </draw:line>
          <draw:line draw:name="Line 75" draw:style-name="gr18" draw:text-style-name="P14" draw:layer="layout" svg:x1="20.654cm" svg:y1="13.726cm" svg:x2="20.655cm" svg:y2="14.925cm">
            <text:p/>
          </draw:line>
          <draw:line draw:name="Line 76" draw:style-name="gr19" draw:text-style-name="P14" draw:layer="layout" svg:x1="22.241cm" svg:y1="13.726cm" svg:x2="22.242cm" svg:y2="14.925cm">
            <text:p/>
          </draw:line>
          <draw:line draw:name="Line 77" draw:style-name="gr19" draw:text-style-name="P14" draw:layer="layout" svg:x1="23.829cm" svg:y1="13.726cm" svg:x2="23.83cm" svg:y2="14.925cm">
            <text:p/>
          </draw:line>
          <draw:line draw:name="Line 78" draw:style-name="gr19" draw:text-style-name="P14" draw:layer="layout" svg:x1="25.416cm" svg:y1="13.726cm" svg:x2="25.417cm" svg:y2="14.925cm">
            <text:p/>
          </draw:line>
          <draw:line draw:name="Line 79" draw:style-name="gr18" draw:text-style-name="P14" draw:layer="layout" svg:x1="27.004cm" svg:y1="13.726cm" svg:x2="27.005cm" svg:y2="14.925cm">
            <text:p/>
          </draw:line>
          <draw:custom-shape draw:name="Rectangle 100" draw:style-name="gr66" draw:text-style-name="P23" draw:layer="layout" svg:width="1.603cm" svg:height="1.289cm" svg:x="25.4cm" svg:y="11.105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3" draw:layer="layout" svg:width="1.603cm" svg:height="1.289cm" svg:x="23.796cm" svg:y="11.105cm">
            <text:p text:style-name="P21"><text:span text:style-name="T2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3" draw:layer="layout" svg:width="1.603cm" svg:height="1.289cm" svg:x="22.193cm" svg:y="11.105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3" draw:layer="layout" svg:width="1.537cm" svg:height="1.289cm" svg:x="20.654cm" svg:y="11.105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4" draw:layer="layout" svg:x1="20.588cm" svg:y1="11.105cm" svg:x2="27.004cm" svg:y2="11.106cm">
            <text:p/>
          </draw:line>
          <draw:line draw:name="Line 105" draw:style-name="gr18" draw:text-style-name="P14" draw:layer="layout" svg:x1="20.588cm" svg:y1="12.395cm" svg:x2="27.004cm" svg:y2="12.396cm">
            <text:p/>
          </draw:line>
          <draw:line draw:name="Line 106" draw:style-name="gr18" draw:text-style-name="P14" draw:layer="layout" svg:x1="20.588cm" svg:y1="11.105cm" svg:x2="20.589cm" svg:y2="12.395cm">
            <text:p/>
          </draw:line>
          <draw:line draw:name="Line 107" draw:style-name="gr19" draw:text-style-name="P14" draw:layer="layout" svg:x1="22.192cm" svg:y1="11.105cm" svg:x2="22.193cm" svg:y2="12.395cm">
            <text:p/>
          </draw:line>
          <draw:line draw:name="Line 108" draw:style-name="gr19" draw:text-style-name="P14" draw:layer="layout" svg:x1="23.796cm" svg:y1="11.105cm" svg:x2="23.797cm" svg:y2="12.395cm">
            <text:p/>
          </draw:line>
          <draw:line draw:name="Line 109" draw:style-name="gr19" draw:text-style-name="P14" draw:layer="layout" svg:x1="25.4cm" svg:y1="11.105cm" svg:x2="25.401cm" svg:y2="12.395cm">
            <text:p/>
          </draw:line>
          <draw:line draw:name="Line 110" draw:style-name="gr18" draw:text-style-name="P14" draw:layer="layout" svg:x1="27.004cm" svg:y1="11.105cm" svg:x2="27.005cm" svg:y2="12.395cm">
            <text:p/>
          </draw:line>
          <draw:custom-shape draw:name="Rectangle 131" draw:style-name="gr70" draw:text-style-name="P24" draw:layer="layout" svg:width="1.587cm" svg:height="1.289cm" svg:x="25.417cm" svg:y="12.451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4" draw:layer="layout" svg:width="1.587cm" svg:height="1.289cm" svg:x="23.829cm" svg:y="12.451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4" draw:layer="layout" svg:width="1.587cm" svg:height="1.289cm" svg:x="22.242cm" svg:y="12.451cm">
            <text:p text:style-name="P21"><text:span text:style-name="T2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4" draw:layer="layout" svg:width="1.587cm" svg:height="1.289cm" svg:x="20.654cm" svg:y="12.451cm">
            <text:p text:style-name="P21"><text:span text:style-name="T2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4" draw:layer="layout" svg:x1="20.654cm" svg:y1="12.451cm" svg:x2="27.004cm" svg:y2="12.452cm">
            <text:p/>
          </draw:line>
          <draw:line draw:name="Line 136" draw:style-name="gr18" draw:text-style-name="P14" draw:layer="layout" svg:x1="20.654cm" svg:y1="13.741cm" svg:x2="27.004cm" svg:y2="13.742cm">
            <text:p/>
          </draw:line>
          <draw:line draw:name="Line 137" draw:style-name="gr18" draw:text-style-name="P14" draw:layer="layout" svg:x1="20.654cm" svg:y1="12.451cm" svg:x2="20.655cm" svg:y2="13.741cm">
            <text:p/>
          </draw:line>
          <draw:line draw:name="Line 138" draw:style-name="gr19" draw:text-style-name="P14" draw:layer="layout" svg:x1="22.241cm" svg:y1="12.451cm" svg:x2="22.242cm" svg:y2="13.741cm">
            <text:p/>
          </draw:line>
          <draw:line draw:name="Line 139" draw:style-name="gr19" draw:text-style-name="P14" draw:layer="layout" svg:x1="23.829cm" svg:y1="12.451cm" svg:x2="23.83cm" svg:y2="13.741cm">
            <text:p/>
          </draw:line>
          <draw:line draw:name="Line 140" draw:style-name="gr19" draw:text-style-name="P14" draw:layer="layout" svg:x1="25.416cm" svg:y1="12.451cm" svg:x2="25.417cm" svg:y2="13.741cm">
            <text:p/>
          </draw:line>
          <draw:line draw:name="Line 141" draw:style-name="gr18" draw:text-style-name="P14" draw:layer="layout" svg:x1="27.004cm" svg:y1="12.451cm" svg:x2="27.005cm" svg:y2="13.741cm">
            <text:p/>
          </draw:line>
        </draw:g>
        <draw:frame draw:style-name="gr28" draw:text-style-name="P25" draw:layer="layout" svg:width="5.773cm" svg:height="0.887cm" svg:x="20.552cm" svg:y="9.529cm">
          <draw:text-box>
            <text:p><text:span text:style-name="T29">Signature matrix </text:span><text:span text:style-name="T30">M</text:span></text:p>
          </draw:text-box>
        </draw:frame>
        <draw:frame draw:style-name="gr29" draw:text-style-name="P26" draw:layer="layout" svg:width="6.375cm" svg:height="0.839cm" svg:x="20.439cm" svg:y="10.337cm">
          <draw:text-box>
            <text:p><text:span text:style-name="T31"><text:s/></text:span><text:span text:style-name="T31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32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4" draw:layer="layout" svg:width="2.941cm" svg:height="1.013cm" svg:x="13.233cm" svg:y="5.046cm">
          <text:p text:style-name="P33"><text:span text:style-name="T29">Matrix </text:span><text:span text:style-name="T30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4" draw:layer="layout" svg:width="2.311cm" svg:height="1.013cm" svg:x="19.88cm" svg:y="9.84cm">
          <text:p text:style-name="P33"><text:span text:style-name="T30">r </text:span><text:span text:style-name="T29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4" draw:layer="layout" svg:x1="9.644cm" svg:y1="7.723cm" svg:x2="19.38cm" svg:y2="7.724cm">
          <text:p/>
        </draw:line>
        <draw:line draw:name="Line 6" draw:style-name="gr55" draw:text-style-name="P14" draw:layer="layout" svg:x1="9.644cm" svg:y1="9.417cm" svg:x2="19.38cm" svg:y2="9.418cm">
          <text:p/>
        </draw:line>
        <draw:line draw:name="Line 7" draw:style-name="gr55" draw:text-style-name="P14" draw:layer="layout" svg:x1="9.644cm" svg:y1="11.322cm" svg:x2="19.38cm" svg:y2="11.323cm">
          <text:p/>
        </draw:line>
        <draw:line draw:name="Line 8" draw:style-name="gr55" draw:text-style-name="P14" draw:layer="layout" svg:x1="9.644cm" svg:y1="13.227cm" svg:x2="19.38cm" svg:y2="13.228cm">
          <text:p/>
        </draw:line>
        <draw:line draw:name="Line 9" draw:style-name="gr7" draw:text-style-name="P14" draw:layer="layout" svg:x1="20.862cm" svg:y1="10.052cm" svg:x2="20.863cm" svg:y2="9.417cm">
          <text:p/>
        </draw:line>
        <draw:line draw:name="Line 10" draw:style-name="gr7" draw:text-style-name="P14" draw:layer="layout" svg:x1="20.862cm" svg:y1="10.687cm" svg:x2="20.863cm" svg:y2="11.322cm">
          <text:p/>
        </draw:line>
        <draw:line draw:name="Line 11" draw:style-name="gr7" draw:text-style-name="P14" draw:layer="layout" svg:x1="24.884cm" svg:y1="8.782cm" svg:x2="24.885cm" svg:y2="5.818cm">
          <text:p/>
        </draw:line>
        <draw:line draw:name="Line 12" draw:style-name="gr7" draw:text-style-name="P14" draw:layer="layout" svg:x1="24.884cm" svg:y1="11.322cm" svg:x2="24.885cm" svg:y2="15.132cm">
          <text:p/>
        </draw:line>
        <draw:custom-shape draw:name="Text Box 13" draw:style-name="gr77" draw:text-style-name="P34" draw:layer="layout" svg:width="2.747cm" svg:height="1.013cm" svg:x="23.686cm" svg:y="9.629cm">
          <text:p text:style-name="P33"><text:span text:style-name="T30">b </text:span><text:span text:style-name="T29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5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5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5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5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5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5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5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6" draw:layer="layout" svg:width="6.984cm" svg:height="2.116cm" svg:x="10.491cm" svg:y="0.311cm">
          <text:p text:style-name="P33"><text:span text:style-name="T46">Buckets</text:span></text:p>
          <text:p text:style-name="P33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4" draw:layer="layout" svg:x1="12.184cm" svg:y1="0.31cm" svg:x2="12.185cm" svg:y2="2.427cm">
          <text:p/>
        </draw:line>
        <draw:line draw:name="Line 23" draw:style-name="gr55" draw:text-style-name="P14" draw:layer="layout" svg:x1="13.877cm" svg:y1="0.31cm" svg:x2="13.878cm" svg:y2="2.427cm">
          <text:p/>
        </draw:line>
        <draw:line draw:name="Line 24" draw:style-name="gr55" draw:text-style-name="P14" draw:layer="layout" svg:x1="15.57cm" svg:y1="0.31cm" svg:x2="15.571cm" svg:y2="2.427cm">
          <text:p/>
        </draw:line>
        <draw:line draw:name="Line 25" draw:style-name="gr7" draw:text-style-name="P14" draw:layer="layout" svg:x1="11.337cm" svg:y1="7.723cm" svg:x2="12.654cm" svg:y2="1.863cm">
          <text:p/>
        </draw:line>
        <draw:line draw:name="Line 26" draw:style-name="gr80" draw:text-style-name="P14" draw:layer="layout" svg:x1="12.395cm" svg:y1="7.723cm" svg:x2="16.404cm" svg:y2="1.84cm">
          <text:p/>
        </draw:line>
        <draw:line draw:name="Line 27" draw:style-name="gr7" draw:text-style-name="P14" draw:layer="layout" svg:x1="13.454cm" svg:y1="7.723cm" svg:x2="11.32cm" svg:y2="1.863cm">
          <text:p/>
        </draw:line>
        <draw:line draw:name="Line 28" draw:style-name="gr7" draw:text-style-name="P14" draw:layer="layout" svg:x1="14.512cm" svg:y1="7.723cm" svg:x2="14.679cm" svg:y2="1.886cm">
          <text:p/>
        </draw:line>
        <draw:line draw:name="Line 29" draw:style-name="gr7" draw:text-style-name="P14" draw:layer="layout" svg:x1="15.57cm" svg:y1="7.723cm" svg:x2="13.242cm" svg:y2="1.797cm">
          <text:p/>
        </draw:line>
        <draw:line draw:name="Line 30" draw:style-name="gr80" draw:text-style-name="P14" draw:layer="layout" svg:x1="16.629cm" svg:y1="7.723cm" svg:x2="16.933cm" svg:y2="1.932cm">
          <text:p/>
        </draw:line>
        <draw:line draw:name="Line 31" draw:style-name="gr80" draw:text-style-name="P14" draw:layer="layout" svg:x1="17.687cm" svg:y1="7.723cm" svg:x2="15.139cm" svg:y2="1.886cm">
          <text:p/>
        </draw:line>
        <draw:g draw:name="Group 32">
          <draw:custom-shape draw:name="Text Box 33" draw:style-name="gr81" draw:text-style-name="P38" draw:layer="layout" svg:width="6.696cm" svg:height="2.537cm" svg:x="20.834cm" svg:y="0.099cm">
            <text:p text:style-name="P37"><text:span text:style-name="T7">Columns 2 and 6</text:span></text:p>
            <text:p text:style-name="P37"><text:span text:style-name="T7">are probably identical </text:span></text:p>
            <text:p text:style-name="P37"><text:span text:style-name="T7">(</text:span><text:span text:style-name="T47">candidate pair</text:span><text:span text:style-name="T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4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8" draw:layer="layout" svg:width="6.383cm" svg:height="1.775cm" svg:x="20.221cm" svg:y="2.944cm">
            <text:p text:style-name="P37"><text:span text:style-name="T7">Columns 6 and 7 are</text:span></text:p>
            <text:p text:style-name="P37"><text:span text:style-name="T7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4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 text:style-name="P18"><text:span text:style-name="T16">We will assume there are </text:span><text:span text:style-name="T12">enough buckets</text:span><text:span text:style-name="T16"> that columns are unlikely to hash to the same bucket unless they are </text:span><text:span text:style-name="T32">identical</text:span><text:span text:style-name="T44"> </text:span><text:span text:style-name="T16">in a particular band</text:span></text:p>
              </text:list-item>
              <text:list-item>
                <text:p text:style-name="P19"><text:span text:style-name="T48">Hereafter, we assume that “</text:span><text:span text:style-name="T49">same bucket</text:span><text:span text:style-name="T48">” means “</text:span><text:span text:style-name="T49">identical in that band</text:span><text:span text:style-name="T48">”</text:span></text:p>
              </text:list-item>
              <text:list-item>
                <text:p text:style-name="P19"><text:span text:style-name="T50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text-style-name="P8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9"><text:span text:style-name="T39">Assume the following case:</text:span></text:p>
                <text:p text:style-name="P39"><text:span text:style-name="T49"/></text:p>
              </text:list-header>
              <text:list-item>
                <text:p text:style-name="P40"><text:span text:style-name="T16">Suppose 100,000 columns of </text:span><text:span text:style-name="T18">M</text:span><text:span text:style-name="T17"> </text:span><text:span text:style-name="T16">(100k docs)</text:span></text:p>
              </text:list-item>
              <text:list-item>
                <text:p text:style-name="P40"><text:span text:style-name="T16">Signatures of 100 integers (rows)</text:span></text:p>
                <text:list>
                  <text:list-item>
                    <text:p text:style-name="P41"><text:span text:style-name="T16">Therefore, signatures take 40Mb</text:span></text:p>
                  </text:list-item>
                </text:list>
              </text:list-item>
              <text:list-item>
                <text:p text:style-name="P40"><text:span text:style-name="T16">Choose </text:span><text:span text:style-name="T18">b</text:span><text:span text:style-name="T12"> </text:span><text:span text:style-name="T16">= 20 bands of </text:span><text:span text:style-name="T18">r</text:span><text:span text:style-name="T12"> </text:span><text:span text:style-name="T16">= 5 integers/band</text:span></text:p>
              </text:list-item>
              <text:list-item>
                <text:p text:style-name="P42"><text:span text:style-name="T12">Goal:</text:span><text:span text:style-name="T51"> </text:span><text:span text:style-name="T50">Find pairs of documents that </text:span><text:span text:style-name="T50"><text:line-break/></text:span><text:span text:style-name="T50">are at least </text:span><text:span text:style-name="T40">s</text:span><text:span text:style-name="T52"> = 0.8</text:span><text:span text:style-name="T50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uppose sim(C<text:span text:style-name="T53">1</text:span>, C<text:span text:style-name="T53">2</text:span>) = 0.8</text:p>
          </draw:text-box>
        </draw:frame>
        <draw:frame presentation:style-name="pr4" draw:text-style-name="P8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8"><text:span text:style-name="T39">Find pairs of </text:span><text:span text:style-name="T54"></text:span><text:span text:style-name="T39"> </text:span><text:span text:style-name="T40">s</text:span><text:span text:style-name="T52">=</text:span><text:span text:style-name="T50">0.8 similarity, set </text:span><text:span text:style-name="T39">b</text:span><text:span text:style-name="T50">=20, </text:span><text:span text:style-name="T39">r</text:span><text:span text:style-name="T50">=5</text:span></text:p>
              </text:list-item>
              <text:list-item>
                <text:p text:style-name="P18"><text:span text:style-name="T38">Since sim(C</text:span><text:span text:style-name="T55">1</text:span><text:span text:style-name="T38">, C</text:span><text:span text:style-name="T55">2</text:span><text:span text:style-name="T38">) </text:span><text:span text:style-name="T56"></text:span><text:span text:style-name="T38"> </text:span><text:span text:style-name="T57">s</text:span><text:span text:style-name="T38">, we want C</text:span><text:span text:style-name="T55">1</text:span><text:span text:style-name="T38">, C</text:span><text:span text:style-name="T55">2</text:span><text:span text:style-name="T38"> to be a </text:span><text:span text:style-name="T58">candidate pair</text:span></text:p>
                <text:list>
                  <text:list-item>
                    <text:p text:style-name="P20"><text:span text:style-name="T38">We want them to hash to </text:span><text:span text:style-name="T58">at least 1 common bucket</text:span><text:span text:style-name="T59"><text:line-break/></text:span><text:span text:style-name="T38">(at least one band is identical)</text:span></text:p>
                  </text:list-item>
                </text:list>
              </text:list-item>
              <text:list-item>
                <text:p text:style-name="P18"><text:span text:style-name="T39">Probability C</text:span><text:span text:style-name="T60">1</text:span><text:span text:style-name="T39">, C</text:span><text:span text:style-name="T60">2</text:span><text:span text:style-name="T39"> identical in one particular band: </text:span><text:span text:style-name="T50">(0.8)</text:span><text:span text:style-name="T61">5</text:span><text:span text:style-name="T50"> = 0.328</text:span></text:p>
              </text:list-item>
              <text:list-item>
                <text:p text:style-name="P18"><text:span text:style-name="T62">Probability C</text:span><text:span text:style-name="T63">1</text:span><text:span text:style-name="T62">, C</text:span><text:span text:style-name="T63">2</text:span><text:span text:style-name="T62"> are </text:span><text:span text:style-name="T33">not</text:span><text:span text:style-name="T62"> similar in all of the 20 bands:</text:span></text:p>
                <text:list>
                  <text:list-header>
                    <text:p text:style-name="P20"><text:span text:style-name="T16">(1-0.328)</text:span><text:span text:style-name="T64">20</text:span><text:span text:style-name="T16"> = 0.00035 </text:span></text:p>
                  </text:list-header>
                  <text:list-item>
                    <text:p text:style-name="P20"><text:span text:style-name="T38">i.e., about 1/3000th of the 80%-similar column pairs are </text:span><text:span text:style-name="T58">false negatives</text:span><text:span text:style-name="T65"><text:line-break/></text:span><text:span text:style-name="T38">(we will miss them)</text:span></text:p>
                  </text:list-item>
                </text:list>
              </text:list-item>
              <text:list-item>
                <text:p><text:span text:style-name="T66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uppose sim(C<text:span text:style-name="T53">1</text:span>, C<text:span text:style-name="T53">2</text:span>) = 0.3</text:p>
          </draw:text-box>
        </draw:frame>
        <draw:frame presentation:style-name="pr4" draw:text-style-name="P8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8"><text:span text:style-name="T67">Find pairs of </text:span><text:span text:style-name="T68"></text:span><text:span text:style-name="T67"> </text:span><text:span text:style-name="T14">s</text:span><text:span text:style-name="T69">=</text:span><text:span text:style-name="T13">0.8 similarity, set </text:span><text:span text:style-name="T67">b</text:span><text:span text:style-name="T13">=20, </text:span><text:span text:style-name="T67">r</text:span><text:span text:style-name="T13">=5</text:span></text:p>
              </text:list-item>
              <text:list-item>
                <text:p text:style-name="P18"><text:span text:style-name="T38">Since sim(C</text:span><text:span text:style-name="T55">1</text:span><text:span text:style-name="T38">, C</text:span><text:span text:style-name="T55">2</text:span><text:span text:style-name="T38">) </text:span><text:span text:style-name="T56">&lt;</text:span><text:span text:style-name="T38"> </text:span><text:span text:style-name="T57">s</text:span><text:span text:style-name="T38">, we </text:span><text:span text:style-name="T57">do not </text:span><text:span text:style-name="T38">want C</text:span><text:span text:style-name="T55">1</text:span><text:span text:style-name="T38">, C</text:span><text:span text:style-name="T55">2</text:span><text:span text:style-name="T38"> to be a </text:span><text:span text:style-name="T58">candidate pair</text:span></text:p>
              </text:list-item>
              <text:list-item>
                <text:p text:style-name="P18"><text:span text:style-name="T67">Probability C</text:span><text:span text:style-name="T70">1</text:span><text:span text:style-name="T67">, C</text:span><text:span text:style-name="T70">2</text:span><text:span text:style-name="T67"> identical in one particular band:</text:span></text:p>
                <text:list>
                  <text:list-header>
                    <text:p text:style-name="P20"><text:span text:style-name="T16">(0.3)</text:span><text:span text:style-name="T64">5</text:span><text:span text:style-name="T16"> <text:s/>= 0.00243</text:span></text:p>
                  </text:list-header>
                </text:list>
              </text:list-item>
              <text:list-item>
                <text:p text:style-name="P18"><text:span text:style-name="T16">Probability C</text:span><text:span text:style-name="T71">1</text:span><text:span text:style-name="T16">, C</text:span><text:span text:style-name="T71">2</text:span><text:span text:style-name="T16"> identical in at least 1 of 20 bands:</text:span></text:p>
                <text:list>
                  <text:list-header>
                    <text:p text:style-name="P20"><text:span text:style-name="T16">1 - (1 - 0.00243)</text:span><text:span text:style-name="T64">20</text:span><text:span text:style-name="T16"> = 0.0474</text:span></text:p>
                  </text:list-header>
                </text:list>
              </text:list-item>
              <text:list-item>
                <text:p text:style-name="P27"><text:span text:style-name="T38">In other words, approximately 4.74% pairs of docs with similarity 0.3% end up becoming </text:span><text:span text:style-name="T58">candidate pairs</text:span></text:p>
                <text:list>
                  <text:list-item>
                    <text:p text:style-name="P20"><text:span text:style-name="T72">They are </text:span><text:span text:style-name="T73">false positives</text:span><text:span text:style-name="T74"> </text:span><text:span text:style-name="T72">since we will have to examine them (they are candidate pairs) but then it will turn out their similarity is below threshold </text:span><text:span text:style-name="T75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3"><text:span text:style-name="T62">Tune </text:span><text:span text:style-name="T33">K (permutations), b (bands), r (permutations/band)</text:span><text:span text:style-name="T62"> to get almost all pairs with similar signatures, but eliminate most pairs that do not have similar signatures</text:span></text:p>
                <text:p text:style-name="P19"><text:span text:style-name="T76"/></text:p>
              </text:list-item>
              <text:list-item>
                <text:p text:style-name="P43"><text:span text:style-name="T16">After finding candidates, check in main memory that </text:span><text:span text:style-name="T12">candidate pairs</text:span><text:span text:style-name="T16"> really do have </text:span><text:span text:style-name="T12">similar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4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8"><text:span text:style-name="T67">Locality-Sensitive Hashing</text:span><text:span text:style-name="T20">: </text:span><text:span text:style-name="T21">Focus on pairs of signatures likely to be from similar documents</text:span></text:p>
                <text:list>
                  <text:list-item>
                    <text:p text:style-name="P20"><text:span text:style-name="T25">We used hashing to find </text:span><text:span text:style-name="T27">candidate pairs</text:span><text:span text:style-name="T25"> of similarity </text:span><text:span text:style-name="T77"></text:span><text:span text:style-name="T25"> </text:span><text:span text:style-name="T27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4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Symbol1" svg:font-family="Symbol"/>
    <style:font-face style:name="Tahoma2" svg:font-family="Tahoma" style:font-family-generic="modern" style:font-pitch="fixed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Ubuntu2" svg:font-family="Ubuntu" style:font-pitch="variable"/>
    <style:font-face style:name="Noto Sans CJK SC Regular1" svg:font-family="'Noto Sans CJK SC Regular'" style:font-family-generic="modern" style:font-pitch="variable"/>
    <style:font-face style:name="Tahoma1" svg:font-family="Tahoma" style:font-family-generic="modern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2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2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2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2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2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2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2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of </text:span><text:span text:style-name="MT3">Massive Datasets, </text:span><text:span text:style-name="MT3">http://www.mmd</text:span><text:span text:style-name="MT3">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09-28">09/28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09-28T14:42:35.979880331</dc:date>
    <meta:editing-duration>PT9H37M7S</meta:editing-duration>
    <meta:editing-cycles>63</meta:editing-cycles>
    <meta:generator>LibreOffice/6.4.7.2$Linux_X86_64 LibreOffice_project/40$Build-2</meta:generator>
    <dc:creator>Carlos Castillo</dc:creator>
    <meta:document-statistic meta:object-count="337"/>
  </office:meta>
</office:document-meta>
</file>

<file path=Object 1/content.xml><?xml version="1.0" encoding="utf-8"?>
<math xmlns="http://www.w3.org/1998/Math/MathML" display="block"/>
</file>